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f94f1" officeooo:paragraph-rsid="00819e1f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 style:list-style-name="L1">
      <style:text-properties officeooo:rsid="007e093c" officeooo:paragraph-rsid="007e093c"/>
    </style:style>
    <style:style style:name="P11" style:family="paragraph" style:parent-style-name="Text_20_body">
      <style:text-properties style:text-position="0% 100%" officeooo:rsid="007e093c" officeooo:paragraph-rsid="007f73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7adf72"/>
    </style:style>
    <style:style style:name="T4" style:family="text">
      <style:text-properties officeooo:rsid="007e09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 table:style-name="TableLine10786684128"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/text:p>
          </table:table-cell>
        </table:table-row>
      </table:table>
      <text:p text:style-name="Standard"/>
      <text:p text:style-name="P3">Fonte de alimentación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6237067648">
          <table:table-cell table:style-name="Tabla4.A1" office:value-type="string">
            <text:p text:style-name="P5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</text:span><text:span text:style-name="T4">a cor do cable da fonte de alimentación correspondente a cada un dos potenciais eléctricos:</text:span></text:p>
            <text:list xml:id="list3701889961" text:style-name="L1">
              <text:list-item>
                <text:p text:style-name="P10">Terra</text:p>
              </text:list-item>
              <text:list-item>
                <text:p text:style-name="P10">-12V</text:p>
              </text:list-item>
              <text:list-item>
                <text:p text:style-name="P10">+3.3V</text:p>
              </text:list-item>
              <text:list-item>
                <text:p text:style-name="P10">+12V</text:p>
              </text:list-item>
              <text:list-item>
                <text:p text:style-name="P10">+5V</text:p>
              </text:list-item>
            </text:list>
          </table:table-cell>
        </table:table-row>
        <table:table-row table:style-name="TableLine10786584336"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 table:style-name="TableLine10787003968">
          <table:table-cell table:style-name="Tabla4.A3" table:number-columns-spanned="2" office:value-type="string"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23:57:42.622574432</dc:date>
    <meta:editing-duration>PT9H33M8S</meta:editing-duration>
    <meta:editing-cycles>172</meta:editing-cycles>
    <meta:generator>LibreOffice_Vanilla/7.2.0.4$MacOSX_AARCH64 LibreOffice_project/9a9c6381e3f7a62afc1329bd359cc48accb6435b</meta:generator>
    <meta:document-statistic meta:table-count="2" meta:image-count="2" meta:object-count="0" meta:page-count="1" meta:paragraph-count="13" meta:word-count="33" meta:character-count="165" meta:non-whitespace-character-count="144"/>
  </office:meta>
</office:document-meta>
</file>